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GenCodec.FastjsonGen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GenCod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GenCodec.decodeArray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GenCodec.decodeObject( byte [ ] inpu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GenCodec.decodeObject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GenCodec.encode( OutputStream ou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GenCodec.de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GenCodec.decodeObjec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GenCodec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jsonGenCodec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